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92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2.383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3.709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0.945cm"/>
    </style:style>
    <style:style style:name="co19" style:family="table-column">
      <style:table-column-properties fo:break-before="auto" style:column-width="0.697cm"/>
    </style:style>
    <style:style style:name="co20" style:family="table-column">
      <style:table-column-properties fo:break-before="auto" style:column-width="0.889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2.794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3.884cm"/>
    </style:style>
    <style:style style:name="co26" style:family="table-column">
      <style:table-column-properties fo:break-before="auto" style:column-width="1.919cm"/>
    </style:style>
    <style:style style:name="co27" style:family="table-column">
      <style:table-column-properties fo:break-before="auto" style:column-width="2.379cm"/>
    </style:style>
    <style:style style:name="co28" style:family="table-column">
      <style:table-column-properties fo:break-before="auto" style:column-width="1.519cm"/>
    </style:style>
    <style:style style:name="co29" style:family="table-column">
      <style:table-column-properties fo:break-before="auto" style:column-width="1.055cm"/>
    </style:style>
    <style:style style:name="co30" style:family="table-column">
      <style:table-column-properties fo:break-before="auto" style:column-width="3.041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5" table:number-columns-repeated="2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number-columns-repeated="2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number-columns-repeated="971" table:default-cell-style-name="Default"/>
        <table:table-row table:style-name="ro1">
          <table:table-cell table:number-columns-repeated="11"/>
          <table:table-cell table:style-name="ce2" office:value-type="string" calcext:value-type="string" table:number-columns-spanned="12" table:number-rows-spanned="1">
            <text:p>Before evaluation (what our automated techinques produce)</text:p>
          </table:table-cell>
          <table:covered-table-cell table:number-columns-repeated="11"/>
          <table:table-cell table:number-columns-repeated="2"/>
          <table:table-cell table:style-name="ce3"/>
          <table:table-cell table:style-name="ce2" office:value-type="string" calcext:value-type="string" table:number-columns-spanned="12" table:number-rows-spanned="1">
            <text:p>Errors of interpretation</text:p>
          </table:table-cell>
          <table:covered-table-cell table:number-columns-repeated="11"/>
          <table:table-cell table:number-columns-repeated="2"/>
          <table:table-cell table:style-name="ce3"/>
          <table:table-cell table:style-name="ce2" office:value-type="string" calcext:value-type="string" table:number-columns-spanned="12" table:number-rows-spanned="1">
            <text:p>After evaluation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d cells</text:p>
          </table:table-cell>
          <table:table-cell office:value-type="string" calcext:value-type="string">
            <text:p>Not evaluated</text:p>
          </table:table-cell>
          <table:table-cell office:value-type="string" calcext:value-type="string">
            <text:p>Incoher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on't know</text:p>
          </table:table-cell>
          <table:table-cell office:value-type="string" calcext:value-type="string">
            <text:p>No interpretation</text:p>
          </table:table-cell>
          <table:table-cell office:value-type="string" calcext:value-type="string">
            <text:p>Corrected in MM</text:p>
          </table:table-cell>
          <table:table-cell office:value-type="string" calcext:value-type="string">
            <text:p>New concep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3"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ultiple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table:formula="of:=[.E3]/([.B3]-[.C3]-[.D3]-[.G3])" office:value-type="percentage" office:value="0.937007874015748" calcext:value-type="percentage">
            <text:p>93.7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1426" calcext:value-type="float">
            <text:p>1426</text:p>
          </table:table-cell>
          <table:table-cell office:value-type="float" office:value="1036" calcext:value-type="float">
            <text:p>1036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formula="of:=[.E4]/([.B4]-[.C4]-[.D4]-[.G4])" office:value-type="percentage" office:value="0.558139534883721" calcext:value-type="percentage">
            <text:p>55.81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[.E5]/([.B5]-[.C5]-[.D5]-[.G5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formula="of:=[.E6]/([.B6]-[.C6]-[.D6]-[.G6])" office:value-type="percentage" office:value="0.939577039274924" calcext:value-type="percentage">
            <text:p>93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formula="of:=[.E7]/([.B7]-[.C7]-[.D7]-[.G7])" office:value-type="percentage" office:value="0.905555555555556" calcext:value-type="percentage">
            <text:p>90.56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formula="of:=[.E8]/([.B8]-[.C8]-[.D8]-[.G8])" office:value-type="percentage" office:value="0.986531986531987" calcext:value-type="percentage">
            <text:p>98.65%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451" calcext:value-type="float">
            <text:p>45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E9]/([.B9]-[.C9]-[.D9]-[.G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770" calcext:value-type="float">
            <text:p>77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570" calcext:value-type="float">
            <text:p>570</text:p>
          </table:table-cell>
          <table:table-cell table:formula="of:=[.E10]/([.B10]-[.C10]-[.D10]-[.G10])" office:value-type="percentage" office:value="0.98786828422877" calcext:value-type="percentage">
            <text:p>98.7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11]/([.B11]-[.C11]-[.D11]-[.G1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4341" calcext:value-type="float">
            <text:p>4341</text:p>
          </table:table-cell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formula="of:=[.E12]/([.B12]-[.C12]-[.D12]-[.G12])" office:value-type="percentage" office:value="0.795839753466872" calcext:value-type="percentage">
            <text:p>79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291" calcext:value-type="float">
            <text:p>2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table:formula="of:=[.E13]/([.B13]-[.C13]-[.D13]-[.G13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55" calcext:value-type="float">
            <text:p>6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2904" calcext:value-type="float">
            <text:p>2904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office:value-type="float" office:value="2235" calcext:value-type="float">
            <text:p>2235</text:p>
          </table:table-cell>
          <table:table-cell table:formula="of:=[.E14]/([.B14]-[.C14]-[.D14]-[.G14])" office:value-type="percentage" office:value="0.999552772808587" calcext:value-type="percentage">
            <text:p>99.9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517" calcext:value-type="float">
            <text:p>151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formula="of:=[.E15]/([.B15]-[.C15]-[.D15]-[.G15])" office:value-type="percentage" office:value="0.823293172690763" calcext:value-type="percentage">
            <text:p>82.33%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table:formula="of:=[.E16]/([.B16]-[.C16]-[.D16]-[.G16])" office:value-type="percentage" office:value="0.962585034013605" calcext:value-type="percentage">
            <text:p>96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formula="of:=[.E17]/([.B17]-[.C17]-[.D17]-[.G17])" office:value-type="percentage" office:value="0.814465408805031" calcext:value-type="percentage">
            <text:p>81.45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18" calcext:value-type="float">
            <text:p>1118</text:p>
          </table:table-cell>
          <table:table-cell table:formula="of:=[.E18]/([.B18]-[.C18]-[.D18]-[.G18])" office:value-type="percentage" office:value="0.992895204262877" calcext:value-type="percentage">
            <text:p>99.2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table:formula="of:=[.E19]/([.B19]-[.C19]-[.D19]-[.G1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[.E20]/([.B20]-[.C20]-[.D20]-[.G2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formula="of:=[.E21]/([.B21]-[.C21]-[.D21]-[.G2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[.E22]/([.B22]-[.C22]-[.D22]-[.G2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23]/([.B23]-[.C23]-[.D23]-[.G23])" office:value-type="percentage" office:value="0.75" calcext:value-type="percentage">
            <text:p>75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E24]/([.B24]-[.C24]-[.D24]-[.G24])" office:value-type="percentage" office:value="0.971590909090909" calcext:value-type="percentage">
            <text:p>97.1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formula="of:=[.E25]/([.B25]-[.C25]-[.D25]-[.G25])" office:value-type="percentage" office:value="0.934873949579832" calcext:value-type="percentage">
            <text:p>9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1198" calcext:value-type="float">
            <text:p>1198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722" calcext:value-type="float">
            <text:p>722</text:p>
          </table:table-cell>
          <table:table-cell table:formula="of:=[.E26]/([.B26]-[.C26]-[.D26]-[.G26])" office:value-type="percentage" office:value="0.907035175879397" calcext:value-type="percentage">
            <text:p>90.7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formula="of:=[.E27]/([.B27]-[.C27]-[.D27]-[.G27])" office:value-type="percentage" office:value="0.848" calcext:value-type="percentage">
            <text:p>84.8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[.E28]/([.B28]-[.C28]-[.D28]-[.G28])" office:value-type="percentage" office:value="0.935672514619883" calcext:value-type="percentage">
            <text:p>93.5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formula="of:=[.E29]/([.B29]-[.C29]-[.D29]-[.G29])" office:value-type="percentage" office:value="0.994252873563218" calcext:value-type="percentage">
            <text:p>99.4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E30]/([.B30]-[.C30]-[.D30]-[.G30])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[.E31]/([.B31]-[.C31]-[.D31]-[.G31])" office:value-type="percentage" office:value="0.798994974874372" calcext:value-type="percentage">
            <text:p>79.9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[.E32]/([.B32]-[.C32]-[.D32]-[.G32])" office:value-type="percentage" office:value="0.503086419753086" calcext:value-type="percentage">
            <text:p>50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formula="of:=[.E33]/([.B33]-[.C33]-[.D33]-[.G33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formula="of:=[.E34]/([.B34]-[.C34]-[.D34]-[.G34])" office:value-type="percentage" office:value="0.723577235772358" calcext:value-type="percentage">
            <text:p>72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E35]/([.B35]-[.C35]-[.D35]-[.G35])" office:value-type="percentage" office:value="0.847682119205298" calcext:value-type="percentage">
            <text:p>84.77%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[.E36]/([.B36]-[.C36]-[.D36]-[.G36])" office:value-type="percentage" office:value="0.875" calcext:value-type="percentage">
            <text:p>87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E37]/([.B37]-[.C37]-[.D37]-[.G37])" office:value-type="percentage" office:value="0.88034188034188" calcext:value-type="percentage">
            <text:p>88.0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formula="of:=[.E38]/([.B38]-[.C38]-[.D38]-[.G38])" office:value-type="percentage" office:value="0.998317914213625" calcext:value-type="percentage">
            <text:p>99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formula="of:=[.E39]/([.B39]-[.C39]-[.D39]-[.G39])" office:value-type="percentage" office:value="0.885906040268456" calcext:value-type="percentage">
            <text:p>88.59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table:formula="of:=[.E40]/([.B40]-[.C40]-[.D40]-[.G4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1232" calcext:value-type="float">
            <text:p>123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formula="of:=[.E41]/([.B41]-[.C41]-[.D41]-[.G41])" office:value-type="percentage" office:value="0.930211202938476" calcext:value-type="percentage">
            <text:p>93.02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E42]/([.B42]-[.C42]-[.D42]-[.G42])" office:value-type="percentage" office:value="0.934426229508197" calcext:value-type="percentage">
            <text:p>93.4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43]/([.B43]-[.C43]-[.D43]-[.G43])" office:value-type="percentage" office:value="0.9" calcext:value-type="percentage">
            <text:p>9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[.E44]/([.B44]-[.C44]-[.D44]-[.G44])" office:value-type="percentage" office:value="0.988636363636364" calcext:value-type="percentage">
            <text:p>98.8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[.E45]/([.B45]-[.C45]-[.D45]-[.G45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[.E46]/([.B46]-[.C46]-[.D46]-[.G46])" office:value-type="percentage" office:value="0.797153024911032" calcext:value-type="percentage">
            <text:p>79.7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formula="of:=[.E47]/([.B47]-[.C47]-[.D47]-[.G4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E48]/([.B48]-[.C48]-[.D48]-[.G48])" office:value-type="percentage" office:value="0.96969696969697" calcext:value-type="percentage">
            <text:p>96.9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E49]/([.B49]-[.C49]-[.D49]-[.G49])"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[.E50]/([.B50]-[.C50]-[.D50]-[.G50])" office:value-type="percentage" office:value="0.950980392156863" calcext:value-type="percentage">
            <text:p>95.1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formula="of:=[.E51]/([.B51]-[.C51]-[.D51]-[.G51])" office:value-type="percentage" office:value="0.99820788530466" calcext:value-type="percentage">
            <text:p>99.8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[.E52]/([.B52]-[.C52]-[.D52]-[.G5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[.E53]/([.B53]-[.C53]-[.D53]-[.G53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E54]/([.B54]-[.C54]-[.D54]-[.G54])" office:value-type="percentage" office:value="0.945945945945946" calcext:value-type="percentage">
            <text:p>94.5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E55]/([.B55]-[.C55]-[.D55]-[.G55])" office:value-type="percentage" office:value="0.904761904761905" calcext:value-type="percentage">
            <text:p>90.4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formula="of:=[.E56]/([.B56]-[.C56]-[.D56]-[.G56])" office:value-type="percentage" office:value="0.961538461538462" calcext:value-type="percentage">
            <text:p>96.1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57]/([.B57]-[.C57]-[.D57]-[.G5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E58]/([.B58]-[.C58]-[.D58]-[.G58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[.E59]/([.B59]-[.C59]-[.D59]-[.G59])" office:value-type="percentage" office:value="0.96551724137931" calcext:value-type="percentage">
            <text:p>96.55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E60]/([.B60]-[.C60]-[.D60]-[.G60])" office:value-type="percentage" office:value="0.368131868131868" calcext:value-type="percentage">
            <text:p>36.8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formula="of:=[.E61]/([.B61]-[.C61]-[.D61]-[.G61])" office:value-type="percentage" office:value="0.995260663507109" calcext:value-type="percentage">
            <text:p>99.5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E62]/([.B62]-[.C62]-[.D62]-[.G62])" office:value-type="percentage" office:value="0.75" calcext:value-type="percentage">
            <text:p>75.00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781" calcext:value-type="float">
            <text:p>781</text:p>
          </table:table-cell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table:formula="of:=[.E63]/([.B63]-[.C63]-[.D63]-[.G63])" office:value-type="percentage" office:value="0.957446808510638" calcext:value-type="percentage">
            <text:p>95.7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E64]/([.B64]-[.C64]-[.D64]-[.G6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E65]/([.B65]-[.C65]-[.D65]-[.G65])" office:value-type="percentage" office:value="0.833333333333333" calcext:value-type="percentage">
            <text:p>83.3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E66]/([.B66]-[.C66]-[.D66]-[.G66])" office:value-type="percentage" office:value="0.987551867219917" calcext:value-type="percentage">
            <text:p>98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formula="of:=[.E67]/([.B67]-[.C67]-[.D67]-[.G67])" office:value-type="percentage" office:value="0.904605263157895" calcext:value-type="percentage">
            <text:p>90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E68]/([.B68]-[.C68]-[.D68]-[.G68])" office:value-type="percentage" office:value="0.927899686520376" calcext:value-type="percentage">
            <text:p>92.7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E69]/([.B69]-[.C69]-[.D69]-[.G69])" office:value-type="percentage" office:value="0.888888888888889" calcext:value-type="percentage">
            <text:p>88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formula="of:=[.E70]/([.B70]-[.C70]-[.D70]-[.G70])" office:value-type="percentage" office:value="1" calcext:value-type="percentage">
            <text:p>100.00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2164" calcext:value-type="float">
            <text:p>216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table:formula="of:=[.E71]/([.B71]-[.C71]-[.D71]-[.G71])" office:value-type="percentage" office:value="0.985707479752263" calcext:value-type="percentage">
            <text:p>98.57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4" calcext:value-type="float">
            <text:p>11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104" calcext:value-type="float">
            <text:p>11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formula="of:=[.E72]/([.B72]-[.C72]-[.D72]-[.G72])" office:value-type="percentage" office:value="0.989285714285714" calcext:value-type="percentage">
            <text:p>98.9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formula="of:=[.E73]/([.B73]-[.C73]-[.D73]-[.G73])" office:value-type="percentage" office:value="0.861660079051383" calcext:value-type="percentage">
            <text:p>86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table:formula="of:=[.E74]/([.B74]-[.C74]-[.D74]-[.G74])" office:value-type="percentage" office:value="0.937543372657876" calcext:value-type="percentage">
            <text:p>93.7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3" calcext:value-type="float">
            <text:p>183</text:p>
          </table:table-cell>
          <table:table-cell office:value-type="float" office:value="23" calcext:value-type="float">
            <text:p>2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[.E75]/([.B75]-[.C75]-[.D75]-[.G75])" office:value-type="percentage" office:value="0.94990366088632" calcext:value-type="percentage">
            <text:p>94.99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E76]/([.B76]-[.C76]-[.D76]-[.G76])" office:value-type="percentage" office:value="0.592592592592593" calcext:value-type="percentage">
            <text:p>59.26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E77]/([.B77]-[.C77]-[.D77]-[.G7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77])" office:value-type="float" office:value="39475" calcext:value-type="float">
            <text:p>39475</text:p>
          </table:table-cell>
          <table:table-cell table:formula="of:=SUM([.C3:.C77])" office:value-type="float" office:value="8130" calcext:value-type="float">
            <text:p>8130</text:p>
          </table:table-cell>
          <table:table-cell table:formula="of:=SUM([.D3:.D77])" office:value-type="float" office:value="1192" calcext:value-type="float">
            <text:p>1192</text:p>
          </table:table-cell>
          <table:table-cell table:formula="of:=SUM([.E3:.E77])" office:value-type="float" office:value="27990" calcext:value-type="float">
            <text:p>27990</text:p>
          </table:table-cell>
          <table:table-cell/>
          <table:table-cell table:formula="of:=SUM([.G3:.G77])" office:value-type="float" office:value="92" calcext:value-type="float">
            <text:p>92</text:p>
          </table:table-cell>
          <table:table-cell table:formula="of:=SUM([.H3:.H77])" office:value-type="float" office:value="85" calcext:value-type="float">
            <text:p>85</text:p>
          </table:table-cell>
          <table:table-cell table:formula="of:=SUM([.I3:.I77])" office:value-type="float" office:value="700" calcext:value-type="float">
            <text:p>700</text:p>
          </table:table-cell>
          <table:table-cell table:formula="of:=SUM([.J3:.J77])" office:value-type="float" office:value="1286" calcext:value-type="float">
            <text:p>1286</text:p>
          </table:table-cell>
          <table:table-cell table:formula="of:=SUM([.K3:.K77])" office:value-type="float" office:value="0" calcext:value-type="float">
            <text:p>0</text:p>
          </table:table-cell>
          <table:table-cell table:formula="of:=SUM([.L3:.L77])" office:value-type="float" office:value="12535" calcext:value-type="float">
            <text:p>12535</text:p>
          </table:table-cell>
          <table:table-cell table:formula="of:=SUM([.M3:.M77])" office:value-type="float" office:value="991" calcext:value-type="float">
            <text:p>991</text:p>
          </table:table-cell>
          <table:table-cell table:formula="of:=SUM([.N3:.N77])" office:value-type="float" office:value="407" calcext:value-type="float">
            <text:p>407</text:p>
          </table:table-cell>
          <table:table-cell table:formula="of:=SUM([.O3:.O77])" office:value-type="float" office:value="6500" calcext:value-type="float">
            <text:p>6500</text:p>
          </table:table-cell>
          <table:table-cell table:formula="of:=SUM([.P3:.P77])" office:value-type="float" office:value="829" calcext:value-type="float">
            <text:p>829</text:p>
          </table:table-cell>
          <table:table-cell table:formula="of:=SUM([.Q3:.Q77])" office:value-type="float" office:value="3443" calcext:value-type="float">
            <text:p>3443</text:p>
          </table:table-cell>
          <table:table-cell table:formula="of:=SUM([.R3:.R77])" office:value-type="float" office:value="2677" calcext:value-type="float">
            <text:p>2677</text:p>
          </table:table-cell>
          <table:table-cell table:formula="of:=SUM([.S3:.S77])" office:value-type="float" office:value="0" calcext:value-type="float">
            <text:p>0</text:p>
          </table:table-cell>
          <table:table-cell table:formula="of:=SUM([.T3:.T77])" office:value-type="float" office:value="2621" calcext:value-type="float">
            <text:p>2621</text:p>
          </table:table-cell>
          <table:table-cell table:formula="of:=SUM([.U3:.U77])" office:value-type="float" office:value="58" calcext:value-type="float">
            <text:p>58</text:p>
          </table:table-cell>
          <table:table-cell table:formula="of:=SUM([.V3:.V77])" office:value-type="float" office:value="0" calcext:value-type="float">
            <text:p>0</text:p>
          </table:table-cell>
          <table:table-cell table:formula="of:=SUM([.W3:.W77])" office:value-type="float" office:value="0" calcext:value-type="float">
            <text:p>0</text:p>
          </table:table-cell>
          <table:table-cell table:number-columns-repeated="2"/>
          <table:table-cell table:formula="of:=SUM([.AA80:.AL80])" office:value-type="float" office:value="2071" calcext:value-type="float">
            <text:p>2071</text:p>
          </table:table-cell>
          <table:table-cell table:formula="of:=SUM([.AA3:.AA77])" office:value-type="float" office:value="21" calcext:value-type="float">
            <text:p>21</text:p>
          </table:table-cell>
          <table:table-cell table:formula="of:=SUM([.AB3:.AB77])" office:value-type="float" office:value="202" calcext:value-type="float">
            <text:p>202</text:p>
          </table:table-cell>
          <table:table-cell table:formula="of:=SUM([.AC3:.AC77])" office:value-type="float" office:value="223" calcext:value-type="float">
            <text:p>223</text:p>
          </table:table-cell>
          <table:table-cell table:formula="of:=SUM([.AD3:.AD77])" office:value-type="float" office:value="894" calcext:value-type="float">
            <text:p>894</text:p>
          </table:table-cell>
          <table:table-cell table:formula="of:=SUM([.AE3:.AE77])" office:value-type="float" office:value="143" calcext:value-type="float">
            <text:p>143</text:p>
          </table:table-cell>
          <table:table-cell table:formula="of:=SUM([.AF3:.AF77])" office:value-type="float" office:value="13" calcext:value-type="float">
            <text:p>13</text:p>
          </table:table-cell>
          <table:table-cell table:formula="of:=SUM([.AG3:.AG77])" office:value-type="float" office:value="231" calcext:value-type="float">
            <text:p>231</text:p>
          </table:table-cell>
          <table:table-cell table:formula="of:=SUM([.AH3:.AH77])" office:value-type="float" office:value="0" calcext:value-type="float">
            <text:p>0</text:p>
          </table:table-cell>
          <table:table-cell table:formula="of:=SUM([.AI3:.AI77])" office:value-type="float" office:value="339" calcext:value-type="float">
            <text:p>339</text:p>
          </table:table-cell>
          <table:table-cell table:formula="of:=SUM([.AJ3:.AJ77])" office:value-type="float" office:value="5" calcext:value-type="float">
            <text:p>5</text:p>
          </table:table-cell>
          <table:table-cell table:formula="of:=SUM([.AK3:.AK77])" office:value-type="float" office:value="0" calcext:value-type="float">
            <text:p>0</text:p>
          </table:table-cell>
          <table:table-cell table:formula="of:=SUM([.AL3:.AL77])" office:value-type="float" office:value="0" calcext:value-type="float">
            <text:p>0</text:p>
          </table:table-cell>
          <table:table-cell table:number-columns-repeated="2"/>
          <table:table-cell table:formula="of:=SUM([.AP80:.BA80])" office:value-type="float" office:value="28690" calcext:value-type="float">
            <text:p>28690</text:p>
          </table:table-cell>
          <table:table-cell table:formula="of:=SUM([.AP3:.AP77])" office:value-type="float" office:value="12612" calcext:value-type="float">
            <text:p>12612</text:p>
          </table:table-cell>
          <table:table-cell table:formula="of:=SUM([.AQ3:.AQ77])" office:value-type="float" office:value="917" calcext:value-type="float">
            <text:p>917</text:p>
          </table:table-cell>
          <table:table-cell table:formula="of:=SUM([.AR3:.AR77])" office:value-type="float" office:value="185" calcext:value-type="float">
            <text:p>185</text:p>
          </table:table-cell>
          <table:table-cell table:formula="of:=SUM([.AS3:.AS77])" office:value-type="float" office:value="5798" calcext:value-type="float">
            <text:p>5798</text:p>
          </table:table-cell>
          <table:table-cell table:formula="of:=SUM([.AT3:.AT77])" office:value-type="float" office:value="772" calcext:value-type="float">
            <text:p>772</text:p>
          </table:table-cell>
          <table:table-cell table:formula="of:=SUM([.AU3:.AU77])" office:value-type="float" office:value="3514" calcext:value-type="float">
            <text:p>3514</text:p>
          </table:table-cell>
          <table:table-cell table:formula="of:=SUM([.AV3:.AV77])" office:value-type="float" office:value="2474" calcext:value-type="float">
            <text:p>2474</text:p>
          </table:table-cell>
          <table:table-cell table:formula="of:=SUM([.AW3:.AW77])" office:value-type="float" office:value="21" calcext:value-type="float">
            <text:p>21</text:p>
          </table:table-cell>
          <table:table-cell table:formula="of:=SUM([.AX3:.AX77])" office:value-type="float" office:value="2307" calcext:value-type="float">
            <text:p>2307</text:p>
          </table:table-cell>
          <table:table-cell table:formula="of:=SUM([.AY3:.AY77])" office:value-type="float" office:value="83" calcext:value-type="float">
            <text:p>83</text:p>
          </table:table-cell>
          <table:table-cell table:formula="of:=SUM([.AZ3:.AZ77])" office:value-type="float" office:value="5" calcext:value-type="float">
            <text:p>5</text:p>
          </table:table-cell>
          <table:table-cell table:formula="of:=SUM([.BA3:.BA77])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 table:style-name="ce1"/>
          <table:table-cell table:style-name="ce1" table:formula="of:=[.C80]/[.$B$80]" office:value-type="percentage" office:value="0.205953134895503" calcext:value-type="percentage">
            <text:p>20.60%</text:p>
          </table:table-cell>
          <table:table-cell table:style-name="ce1" table:formula="of:=[.D80]/[.$B$80]" office:value-type="percentage" office:value="0.030196326789107" calcext:value-type="percentage">
            <text:p>3.02%</text:p>
          </table:table-cell>
          <table:table-cell table:style-name="ce1" table:formula="of:=[.E80]/[.B83]" office:value-type="percentage" office:value="0.931106749609128" calcext:value-type="percentage">
            <text:p>93.11%</text:p>
          </table:table-cell>
          <table:table-cell/>
          <table:table-cell table:style-name="ce1" table:formula="of:=[.G80]/[.B80]" office:value-type="percentage" office:value="0.00233058898036732" calcext:value-type="percentage">
            <text:p>0.23%</text:p>
          </table:table-cell>
          <table:table-cell table:style-name="ce1" table:formula="of:=[.H80]/[.B83]" office:value-type="percentage" office:value="0.00282758391271082" calcext:value-type="percentage">
            <text:p>0.28%</text:p>
          </table:table-cell>
          <table:table-cell table:style-name="ce1"/>
          <table:table-cell table:style-name="ce1" table:formula="of:=[.J80]/[.B83]" office:value-type="percentage" office:value="0.0427796813146602" calcext:value-type="percentage">
            <text:p>4.28%</text:p>
          </table:table-cell>
          <table:table-cell table:style-name="ce1" table:number-columns-repeated="16"/>
          <table:table-cell table:style-name="ce1" table:formula="of:=([.L80]-[.AA80])/[.L80]" office:value-type="percentage" office:value="0.998324690865576" calcext:value-type="percentage">
            <text:p>99.83%</text:p>
          </table:table-cell>
          <table:table-cell table:style-name="ce1" table:formula="of:=([.M80]-[.AB80])/[.M80]" office:value-type="percentage" office:value="0.796165489404642" calcext:value-type="percentage">
            <text:p>79.62%</text:p>
          </table:table-cell>
          <table:table-cell table:style-name="ce1" table:formula="of:=([.N80]-[.AC80])/[.N80]" office:value-type="percentage" office:value="0.452088452088452" calcext:value-type="percentage">
            <text:p>45.21%</text:p>
          </table:table-cell>
          <table:table-cell table:style-name="ce1" table:formula="of:=([.O80]-[.AD80])/[.O80]" office:value-type="percentage" office:value="0.862461538461539" calcext:value-type="percentage">
            <text:p>86.25%</text:p>
          </table:table-cell>
          <table:table-cell table:style-name="ce1" table:formula="of:=([.P80]-[.AE80])/[.P80]" office:value-type="percentage" office:value="0.827503015681544" calcext:value-type="percentage">
            <text:p>82.75%</text:p>
          </table:table-cell>
          <table:table-cell table:style-name="ce1" table:formula="of:=([.Q80]-[.AF80])/[.Q80]" office:value-type="percentage" office:value="0.996224223061284" calcext:value-type="percentage">
            <text:p>99.62%</text:p>
          </table:table-cell>
          <table:table-cell table:style-name="ce1" table:formula="of:=([.R80]-[.AG80])/[.R80]" office:value-type="percentage" office:value="0.913709376167351" calcext:value-type="percentage">
            <text:p>91.37%</text:p>
          </table:table-cell>
          <table:table-cell table:style-name="ce1" table:formula="of:=([.S80]-[.AH80])/[.S80]" office:value-type="string" office:string-value="#DIV/0!" calcext:value-type="error">
            <text:p>#DIV/0!</text:p>
          </table:table-cell>
          <table:table-cell table:style-name="ce1" table:formula="of:=([.T80]-[.AI80])/[.T80]" office:value-type="percentage" office:value="0.870660053414727" calcext:value-type="percentage">
            <text:p>87.07%</text:p>
          </table:table-cell>
          <table:table-cell table:style-name="ce1" table:formula="of:=([.U80]-[.AJ80])/[.U80]" office:value-type="percentage" office:value="0.913793103448276" calcext:value-type="percentage">
            <text:p>91.38%</text:p>
          </table:table-cell>
          <table:table-cell table:style-name="ce1" table:formula="of:=([.V80]-[.AK80])/[.V80]" office:value-type="string" office:string-value="#DIV/0!" calcext:value-type="error">
            <text:p>#DIV/0!</text:p>
          </table:table-cell>
          <table:table-cell table:style-name="ce1" table:formula="of:=([.W80]-[.AL80])/[.W80]" office:value-type="string" office:string-value="#DIV/0!" calcext:value-type="error">
            <text:p>#DIV/0!</text:p>
          </table:table-cell>
          <table:table-cell table:style-name="ce1" table:number-columns-repeated="3"/>
          <table:table-cell table:style-name="ce1" table:formula="of:=[.AP80]/[.$AO$80]" office:value-type="percentage" office:value="0.439595677936563" calcext:value-type="percentage">
            <text:p>43.96%</text:p>
          </table:table-cell>
          <table:table-cell table:style-name="ce1" table:formula="of:=[.AQ80]/[.$AO$80]" office:value-type="percentage" office:value="0.03196235622168" calcext:value-type="percentage">
            <text:p>3.20%</text:p>
          </table:table-cell>
          <table:table-cell table:style-name="ce1" table:formula="of:=[.AR80]/[.$AO$80]" office:value-type="percentage" office:value="0.00644823980481004" calcext:value-type="percentage">
            <text:p>0.64%</text:p>
          </table:table-cell>
          <table:table-cell table:style-name="ce1" table:formula="of:=[.AS80]/[.$AO$80]" office:value-type="percentage" office:value="0.202091321017776" calcext:value-type="percentage">
            <text:p>20.21%</text:p>
          </table:table-cell>
          <table:table-cell table:style-name="ce1" table:formula="of:=[.AT80]/[.$AO$80]" office:value-type="percentage" office:value="0.0269083304287208" calcext:value-type="percentage">
            <text:p>2.69%</text:p>
          </table:table-cell>
          <table:table-cell table:style-name="ce1" table:formula="of:=[.AU80]/[.$AO$80]" office:value-type="percentage" office:value="0.122481700941094" calcext:value-type="percentage">
            <text:p>12.25%</text:p>
          </table:table-cell>
          <table:table-cell table:style-name="ce1" table:formula="of:=[.AV80]/[.$AO$80]" office:value-type="percentage" office:value="0.0862321366329732" calcext:value-type="percentage">
            <text:p>8.62%</text:p>
          </table:table-cell>
          <table:table-cell table:style-name="ce1" table:formula="of:=[.AW80]/[.$AO$80]" office:value-type="percentage" office:value="0.00073196235622168" calcext:value-type="percentage">
            <text:p>0.07%</text:p>
          </table:table-cell>
          <table:table-cell table:style-name="ce1" table:formula="of:=[.AX80]/[.$AO$80]" office:value-type="percentage" office:value="0.080411293133496" calcext:value-type="percentage">
            <text:p>8.04%</text:p>
          </table:table-cell>
          <table:table-cell table:style-name="ce1" table:formula="of:=[.AY80]/[.$AO$80]" office:value-type="percentage" office:value="0.00289299407459045" calcext:value-type="percentage">
            <text:p>0.29%</text:p>
          </table:table-cell>
          <table:table-cell table:style-name="ce1" table:formula="of:=[.AZ80]/[.$AO$80]" office:value-type="percentage" office:value="0.000174276751481352" calcext:value-type="percentage">
            <text:p>0.02%</text:p>
          </table:table-cell>
          <table:table-cell table:style-name="ce1" table:formula="of:=[.BA80]/[.$AO$80]" office:value-type="percentage" office:value="0.000069710700592541" calcext:value-type="percentage">
            <text:p>0.01%</text:p>
          </table:table-cell>
          <table:table-cell table:style-name="ce1" table:number-columns-repeated="97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 calcext:value-type="string">
            <text:p>#evaluated cells</text:p>
          </table:table-cell>
          <table:table-cell table:formula="of:=[.B80]-[.C80]-[.D80]-[.G80]" office:value-type="float" office:value="30061" calcext:value-type="float">
            <text:p>300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 + corrected in MM + no interpretation</text:p>
          </table:table-cell>
          <table:table-cell table:formula="of:=[.E80]+[.I80]+[.H80]" office:value-type="float" office:value="28775" calcext:value-type="float">
            <text:p>28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cells in MM</text:p>
          </table:table-cell>
          <table:table-cell table:style-name="ce1" table:formula="of:=[.B84]/[.B83]" office:value-type="percentage" office:value="0.95722031868534" calcext:value-type="percentage">
            <text:p>95.72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 without new concepts</text:p>
          </table:table-cell>
          <table:table-cell table:style-name="ce1" table:formula="of:=[.E80]/[.B84]" office:value-type="percentage" office:value="0.972719374456994" calcext:value-type="percentage">
            <text:p>97.27%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style-name="ce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bution" table:style-name="ta1">
        <office:forms form:automatic-focus="false" form:apply-design-mode="false"/>
        <table:table-column table:style-name="co32" table:number-columns-repeated="11" table:default-cell-style-name="Default"/>
        <table:table-row table:style-name="ro1">
          <table:table-cell office:value-type="string" calcext:value-type="string">
            <text:p>0-9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90-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SUMPRODUCT(([Stats.F3:Stats.F77]&gt;=0)*([Stats.F3:Stats.F77]&lt;0.1))" office:value-type="float" office:value="1" calcext:value-type="float">
            <text:p>1</text:p>
          </table:table-cell>
          <table:table-cell table:formula="of:=SUMPRODUCT(([Stats.F3:Stats.F77]&gt;=0.1)*([Stats.F3:Stats.F77]&lt;0.2))" office:value-type="float" office:value="0" calcext:value-type="float">
            <text:p>0</text:p>
          </table:table-cell>
          <table:table-cell table:formula="of:=SUMPRODUCT(([Stats.F3:Stats.F77]&gt;=0.2)*([Stats.F3:Stats.F77]&lt;0.3))" office:value-type="float" office:value="0" calcext:value-type="float">
            <text:p>0</text:p>
          </table:table-cell>
          <table:table-cell table:formula="of:=SUMPRODUCT(([Stats.F3:Stats.F77]&gt;=0.3)*([Stats.F3:Stats.F77]&lt;0.4))" office:value-type="float" office:value="1" calcext:value-type="float">
            <text:p>1</text:p>
          </table:table-cell>
          <table:table-cell table:formula="of:=SUMPRODUCT(([Stats.F3:Stats.F77]&gt;=0.4)*([Stats.F3:Stats.F77]&lt;0.5))" office:value-type="float" office:value="0" calcext:value-type="float">
            <text:p>0</text:p>
          </table:table-cell>
          <table:table-cell table:formula="of:=SUMPRODUCT(([Stats.F3:Stats.F77]&gt;=0.5)*([Stats.F3:Stats.F77]&lt;0.6))" office:value-type="float" office:value="3" calcext:value-type="float">
            <text:p>3</text:p>
          </table:table-cell>
          <table:table-cell table:formula="of:=SUMPRODUCT(([Stats.F3:Stats.F77]&gt;=0.6)*([Stats.F3:Stats.F77]&lt;0.7))" office:value-type="float" office:value="0" calcext:value-type="float">
            <text:p>0</text:p>
          </table:table-cell>
          <table:table-cell table:formula="of:=SUMPRODUCT(([Stats.F3:Stats.F77]&gt;=0.7)*([Stats.F3:Stats.F77]&lt;0.8))" office:value-type="float" office:value="6" calcext:value-type="float">
            <text:p>6</text:p>
          </table:table-cell>
          <table:table-cell table:formula="of:=SUMPRODUCT(([Stats.F3:Stats.F77]&gt;=0.8)*([Stats.F3:Stats.F77]&lt;0.9))" office:value-type="float" office:value="10" calcext:value-type="float">
            <text:p>10</text:p>
          </table:table-cell>
          <table:table-cell table:formula="of:=SUMPRODUCT(([Stats.F3:Stats.F77]&gt;=0.9)*([Stats.F3:Stats.F77]&lt;1))" office:value-type="float" office:value="34" calcext:value-type="float">
            <text:p>34</text:p>
          </table:table-cell>
          <table:table-cell table:formula="of:=SUMPRODUCT(([Stats.F3:Stats.F77]&gt;=1))"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[.A2]/75" office:value-type="percentage" office:value="0.0133333333333333" calcext:value-type="percentage">
            <text:p>1.33%</text:p>
          </table:table-cell>
          <table:table-cell table:style-name="ce1" table:formula="of:=[.B2]/75" office:value-type="percentage" office:value="0" calcext:value-type="percentage">
            <text:p>0.00%</text:p>
          </table:table-cell>
          <table:table-cell table:style-name="ce1" table:formula="of:=[.C2]/75" office:value-type="percentage" office:value="0" calcext:value-type="percentage">
            <text:p>0.00%</text:p>
          </table:table-cell>
          <table:table-cell table:style-name="ce1" table:formula="of:=[.D2]/75" office:value-type="percentage" office:value="0.0133333333333333" calcext:value-type="percentage">
            <text:p>1.33%</text:p>
          </table:table-cell>
          <table:table-cell table:style-name="ce1" table:formula="of:=[.E2]/75" office:value-type="percentage" office:value="0" calcext:value-type="percentage">
            <text:p>0.00%</text:p>
          </table:table-cell>
          <table:table-cell table:style-name="ce1" table:formula="of:=[.F2]/75" office:value-type="percentage" office:value="0.04" calcext:value-type="percentage">
            <text:p>4.00%</text:p>
          </table:table-cell>
          <table:table-cell table:style-name="ce1" table:formula="of:=[.G2]/75" office:value-type="percentage" office:value="0" calcext:value-type="percentage">
            <text:p>0.00%</text:p>
          </table:table-cell>
          <table:table-cell table:style-name="ce1" table:formula="of:=[.H2]/75" office:value-type="percentage" office:value="0.08" calcext:value-type="percentage">
            <text:p>8.00%</text:p>
          </table:table-cell>
          <table:table-cell table:style-name="ce1" table:formula="of:=[.I2]/75" office:value-type="percentage" office:value="0.133333333333333" calcext:value-type="percentage">
            <text:p>13.33%</text:p>
          </table:table-cell>
          <table:table-cell table:style-name="ce1" table:formula="of:=[.J2]/75" office:value-type="percentage" office:value="0.453333333333333" calcext:value-type="percentage">
            <text:p>45.33%</text:p>
          </table:table-cell>
          <table:table-cell table:style-name="ce1" table:formula="of:=[.K2]/75" office:value-type="percentage" office:value="0.266666666666667" calcext:value-type="percentage">
            <text:p>26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0:06:14.901352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8T10:09:37.078093061</dc:date>
    <dc:creator>guillaume becan</dc:creator>
    <meta:editing-duration>PT2H10M13S</meta:editing-duration>
    <meta:editing-cycles>16</meta:editing-cycles>
    <meta:document-statistic meta:table-count="2" meta:cell-count="3619" meta:object-count="0"/>
  </office:meta>
</office:document-meta>
</file>